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2">
      <loext:graphic-properties draw:fill="solid" draw:fill-color="#ffffff"/>
      <style:paragraph-properties fo:margin-top="0.529cm" fo:margin-bottom="0.529cm" loext:contextual-spacing="true" style:line-height-at-least="0.635cm" fo:background-color="#ffffff"/>
    </style:style>
    <style:style style:name="P2" style:family="paragraph" style:parent-style-name="List_20_Paragraph" style:list-style-name="WWNum4">
      <loext:graphic-properties draw:fill="solid" draw:fill-color="#ffffff"/>
      <style:paragraph-properties fo:margin-top="0.529cm" fo:margin-bottom="0.529cm" loext:contextual-spacing="true" style:line-height-at-least="0.635cm" fo:background-color="#ffffff"/>
    </style:style>
    <style:style style:name="P3" style:family="paragraph" style:parent-style-name="Standard" style:list-style-name="">
      <loext:graphic-properties draw:fill="solid" draw:fill-color="#ffffff"/>
      <style:paragraph-properties fo:margin-top="0.529cm" fo:margin-bottom="0.529cm" loext:contextual-spacing="false" style:line-height-at-least="0.635cm" fo:background-color="#ffffff"/>
    </style:style>
    <style:style style:name="P4" style:family="paragraph" style:parent-style-name="Standard" style:list-style-name="">
      <loext:graphic-properties draw:fill="solid" draw:fill-color="#ffffff"/>
      <style:paragraph-properties fo:margin-top="0.529cm" fo:margin-bottom="0.529cm" loext:contextual-spacing="false" style:line-height-at-least="0.635cm" fo:background-color="#ffffff"/>
      <style:text-properties fo:color="#222222" fo:font-size="16pt" style:font-name-asian="Times New Roman1" style:font-size-asian="16pt" style:language-asian="fr" style:country-asian="FR" style:font-name-complex="Calibri1" style:font-size-complex="22.5pt" style:font-weight-complex="bold"/>
    </style:style>
    <style:style style:name="P5" style:family="paragraph" style:parent-style-name="Standard" style:list-style-name="">
      <loext:graphic-properties draw:fill="solid" draw:fill-color="#ffffff"/>
      <style:paragraph-properties fo:margin-left="0.635cm" fo:margin-right="0cm" fo:margin-top="0.529cm" fo:margin-bottom="0.529cm" loext:contextual-spacing="false" style:line-height-at-least="0.635cm" fo:text-indent="0cm" style:auto-text-indent="false" fo:background-color="#ffffff"/>
    </style:style>
    <style:style style:name="P6" style:family="paragraph" style:parent-style-name="Standard" style:list-style-name="">
      <loext:graphic-properties draw:fill="solid" draw:fill-color="#ffffff"/>
      <style:paragraph-properties fo:margin-left="1.905cm" fo:margin-right="0cm" fo:margin-top="0.529cm" fo:margin-bottom="0.529cm" loext:contextual-spacing="false" style:line-height-at-least="0.635cm" fo:text-indent="0cm" style:auto-text-indent="false" fo:background-color="#ffffff"/>
    </style:style>
    <style:style style:name="P7" style:family="paragraph" style:parent-style-name="Standard" style:master-page-name="Standard">
      <style:paragraph-properties style:page-number="auto"/>
    </style:style>
    <style:style style:name="T1" style:family="text">
      <style:text-properties fo:background-color="#ffffff" loext:char-shading-value="0" style:font-name-complex="Calibri1" style:font-size-complex="10.5pt"/>
    </style:style>
    <style:style style:name="T2" style:family="text">
      <style:text-properties fo:font-size="12pt" style:font-size-asian="12pt" style:font-name-complex="Calibri1"/>
    </style:style>
    <style:style style:name="T3" style:family="text">
      <style:text-properties fo:color="#222222" fo:font-size="18pt" fo:font-style="italic" fo:font-weight="bold" style:font-name-asian="Times New Roman1" style:font-size-asian="18pt" style:language-asian="fr" style:country-asian="FR" style:font-style-asian="italic" style:font-weight-asian="bold" style:font-name-complex="Calibri1" style:font-size-complex="22.5pt" style:font-style-complex="italic" style:font-weight-complex="bold"/>
    </style:style>
    <style:style style:name="T4" style:family="text">
      <style:text-properties fo:color="#222222" fo:font-size="18pt" fo:font-weight="bold" style:font-name-asian="Times New Roman1" style:font-size-asian="18pt" style:language-asian="fr" style:country-asian="FR" style:font-weight-asian="bold" style:font-name-complex="Calibri1" style:font-size-complex="22.5pt" style:font-weight-complex="bold"/>
    </style:style>
    <style:style style:name="T5" style:family="text">
      <style:text-properties fo:color="#222222" fo:font-size="26pt" style:font-name-asian="Times New Roman1" style:font-size-asian="26pt" style:language-asian="fr" style:country-asian="FR" style:font-name-complex="Calibri1" style:font-size-complex="22.5pt" style:font-weight-complex="bold"/>
    </style:style>
    <style:style style:name="T6" style:family="text">
      <style:text-properties fo:color="#222222" fo:font-size="14pt" fo:font-style="italic" fo:font-weight="bold" style:font-name-asian="Times New Roman1" style:font-size-asian="14pt" style:language-asian="fr" style:country-asian="FR" style:font-style-asian="italic" style:font-weight-asian="bold" style:font-name-complex="Calibri1" style:font-size-complex="22.5pt" style:font-style-complex="italic" style:font-weight-complex="bold"/>
    </style:style>
    <style:style style:name="T7" style:family="text">
      <style:text-properties fo:color="#222222" fo:font-size="14pt" fo:font-weight="bold" style:font-name-asian="Times New Roman1" style:font-size-asian="14pt" style:language-asian="fr" style:country-asian="FR" style:font-weight-asian="bold" style:font-name-complex="Calibri1" style:font-size-complex="22.5pt" style:font-weight-complex="bold"/>
    </style:style>
    <style:style style:name="T8" style:family="text">
      <style:text-properties fo:color="#222222" fo:background-color="#ffffff" loext:char-shading-value="0" style:font-name-complex="Calibri1"/>
    </style:style>
    <style:style style:name="T9" style:family="text">
      <style:text-properties fo:color="#222222" fo:font-weight="bold" fo:background-color="#ffffff" loext:char-shading-value="0" style:font-weight-asian="bold" style:font-name-complex="Calibri1"/>
    </style:style>
    <style:style style:name="T10" style:family="text">
      <style:text-properties fo:color="#222222" fo:font-weight="normal" fo:background-color="#ffffff" loext:char-shading-value="0" style:font-weight-asian="normal" style:font-name-complex="Calibri1"/>
    </style:style>
    <style:style style:name="T11" style:family="text">
      <style:text-properties fo:color="#000000"/>
    </style:style>
    <style:style style:name="T12" style:family="text">
      <style:text-properties fo:color="#000000" fo:background-color="#ffffff" loext:char-shading-value="0" style:font-name-complex="Calibri1" style:font-size-complex="10.5pt"/>
    </style:style>
    <style:style style:name="T13" style:family="text">
      <style:text-properties fo:color="#000000" style:font-name="Trebuchet MS" fo:font-size="10.5pt" fo:background-color="#ffffff" loext:char-shading-value="0" style:font-size-asian="10.5pt" style:font-size-complex="10.5pt"/>
    </style:style>
    <style:style style:name="T14" style:family="text">
      <style:text-properties fo:color="#000000" fo:font-style="italic" fo:background-color="#ffffff" loext:char-shading-value="0" style:font-style-asian="italic" style:font-name-complex="Calibri1" style:font-size-complex="10.5pt" style:font-style-complex="italic"/>
    </style:style>
    <style:style style:name="T15" style:family="text">
      <style:text-properties fo:color="#000000" fo:font-style="italic" style:text-underline-style="none" fo:background-color="#ffffff" loext:char-shading-value="0" style:font-style-asian="italic" style:font-name-complex="Calibri1" style:font-size-complex="10.5pt" style:font-style-complex="italic"/>
    </style:style>
    <style:style style:name="T16" style:family="text">
      <style:text-properties fo:color="#000000" fo:font-weight="bold" fo:background-color="#ffffff" loext:char-shading-value="0" style:font-weight-asian="bold" style:font-name-complex="Calibri1" style:font-size-complex="10.5pt" style:font-weight-complex="bold"/>
    </style:style>
    <style:style style:name="T17" style:family="text">
      <style:text-properties fo:color="#000000" fo:font-weight="bold" fo:background-color="#ffffff" loext:char-shading-value="0" style:font-weight-asian="bold" style:font-name-complex="Calibri1" style:font-size-complex="10.5pt"/>
    </style:style>
    <style:style style:name="T18" style:family="text">
      <style:text-properties fo:color="#000000" fo:font-weight="normal" fo:background-color="#ffffff" loext:char-shading-value="0" style:font-weight-asian="normal" style:font-name-complex="Calibri1" style:font-size-complex="10.5pt" style:font-style-complex="italic"/>
    </style:style>
    <style:style style:name="T19" style:family="text">
      <style:text-properties fo:color="#000000" fo:font-size="14pt" fo:background-color="#ffffff" loext:char-shading-value="0" style:font-size-asian="14pt" style:font-name-complex="Calibri1" style:font-size-complex="10.5pt"/>
    </style:style>
    <style:style style:name="T20" style:family="text">
      <style:text-properties fo:color="#000000" style:font-name="Arial" fo:background-color="#ffffff" loext:char-shading-value="0" style:font-name-complex="Arial1" style:font-size-complex="10.5pt"/>
    </style:style>
    <style:style style:name="T21" style:family="text">
      <style:text-properties fo:color="#000000" style:text-underline-style="solid" style:text-underline-width="auto" style:text-underline-color="font-color" fo:background-color="#ffffff" loext:char-shading-value="0" style:font-name-complex="Calibri1" style:font-size-complex="10.5pt"/>
    </style:style>
    <style:style style:name="T22" style:family="text">
      <style:text-properties fo:color="#000000" style:text-underline-style="none" fo:background-color="#ffffff" loext:char-shading-value="0" style:font-name-complex="Calibri1" style:font-size-complex="10.5pt"/>
    </style:style>
    <style:style style:name="T23" style:family="text">
      <style:text-properties officeooo:rsid="001e8956"/>
    </style:style>
    <style:style style:name="T24" style:family="text">
      <style:text-properties fo:color="#c9211e"/>
    </style:style>
    <style:style style:name="T25" style:family="text">
      <style:text-properties fo:color="#c9211e" officeooo:rsid="001e8956"/>
    </style:style>
    <style:style style:name="T26" style:family="text">
      <style:text-properties fo:color="#ffff00"/>
    </style:style>
    <style:style style:name="T27" style:family="text">
      <style:text-properties fo:color="#ff0000"/>
    </style:style>
    <style:style style:name="T28" style:family="text">
      <style:text-properties fo:color="#ff0000" officeooo:rsid="001e8956"/>
    </style:style>
    <style:style style:name="T29" style:family="text">
      <style:text-properties fo:color="#ff0000"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Petite Intro des familles sur ce qu’un langage de programmation doit faire */</text:p>
      <text:p text:style-name="Standard">Lorsque l’on souhaite communiquer avec quelqu’un, on doit savoir parler le même langage, sinon, il est difficile de se comprendre.</text:p>
      <text:p text:style-name="Standard">Eh bien, avec une machine ou plus particulièrement un ordinateur c’est exactement la même chose.</text:p>
      <text:p text:style-name="Standard"><text:span text:style-name="T1">La difficulté c’est qu’un ordinateur ne comprend que des 1 et des 0.</text:span></text:p>
      <text:p text:style-name="Standard">Donc, <text:span text:style-name="T11">pour</text:span><text:span text:style-name="T24"> </text:span><text:span text:style-name="T28">nous simplifier l’existence et donc de </text:span>pouvoir communiquer <text:span text:style-name="T28">facilement</text:span><text:span text:style-name="T23"> </text:span>avec un ordinateur, des langages de programmation <text:span text:style-name="T28">on été créé et</text:span><text:span text:style-name="T23"> </text:span>sont utilisés.</text:p>
      <text:p text:style-name="Standard">Il y a justement plusieurs types de classifications sur ses langages : <text:span text:style-name="T29">???</text:span></text:p>
      <text:p text:style-name="Standard">/* Le vif du sujet */</text:p>
      <text:list xml:id="list329434707" text:style-name="WWNum2">
        <text:list-item>
          <text:h text:style-name="P1" text:outline-level="2"><text:span text:style-name="T3">Langage machine</text:span></text:h>
        </text:list-item>
      </text:list>
      <text:h text:style-name="P3" text:outline-level="2"><text:span text:style-name="T12">Le </text:span><text:span text:style-name="Strong"><text:span text:style-name="T12">langage machine</text:span></text:span><text:span text:style-name="T12"> appelé aussi </text:span><text:span text:style-name="Strong"><text:span text:style-name="T12">langage binaire</text:span></text:span><text:span text:style-name="T12">, c'est avec ce langage que fonctionnent les ordinateurs. Il consiste à utiliser deux états (représentés par les chiffres 0 et 1) pour coder les informations (texte, images etc.).</text:span><text:span text:style-name="T13"> </text:span></text:h>
      <text:h text:style-name="P3" text:outline-level="2"><text:span text:style-name="T12">Dans </text:span><text:span text:style-name="Strong"><text:span text:style-name="T14">le langage machine</text:span></text:span><text:span text:style-name="T12">, le programmeur doit entrer chaque commande et toutes les données sous forme </text:span><text:span text:style-name="Strong"><text:span text:style-name="T14">binaire</text:span></text:span><text:span text:style-name="T12"> c'est à dire sous forme de suite d'</text:span><text:span text:style-name="Strong"><text:span text:style-name="T14">octets</text:span></text:span><text:span text:style-name="T12">. Chaque octet comporte une succession de 8 </text:span><text:span text:style-name="Strong"><text:span text:style-name="T14">bits</text:span></text:span><text:span text:style-name="T12">. Chaque </text:span><text:span text:style-name="Strong"><text:span text:style-name="T14">bit</text:span></text:span><text:span text:style-name="T12"> est représenté par un 1 ou un 0. Voici un exemple d'une commande en </text:span><text:span text:style-name="Strong"><text:span text:style-name="T14">langage machine</text:span></text:span><text:span text:style-name="T12"> comportant 2 octets : </text:span><text:span text:style-name="T15">11001010 00010111</text:span><text:span text:style-name="T12">.</text:span></text:h>
      <text:h text:style-name="P3" text:outline-level="2"><text:span text:style-name="T12">N'oublions pas que n'importe quelle information que ça soit du texte, des images, de la musique ou de la vidéo est codée en </text:span><text:span text:style-name="Strong"><text:span text:style-name="T12">langage binaire</text:span></text:span><text:span text:style-name="T12">, et pour mentionner la taille d'un fichier on utilise certaines mesures à savoir : </text:span><text:span text:style-name="Strong"><text:span text:style-name="T14">le kilooctet, le mégaoctet, le gigaoctet ou encore le téraoctet.</text:span></text:span></text:h>
      <text:h text:style-name="P4" text:outline-level="2"/>
      <text:list xml:id="list200018004909584" text:continue-numbering="true" text:style-name="WWNum2">
        <text:list-item>
          <text:h text:style-name="P1" text:outline-level="2"><text:span text:style-name="T3">Langage assembleur (assembly language)</text:span></text:h>
        </text:list-item>
      </text:list>
      <text:h text:style-name="P5" text:outline-level="2"><text:span text:style-name="Emphasis"><text:span text:style-name="T16">Le langage assembleur</text:span></text:span><text:span text:style-name="T12"> est un langage de bas niveau proche du </text:span><text:span text:style-name="Strong"><text:span text:style-name="T14">langage machine</text:span></text:span><text:span text:style-name="T12"> qui peut être directement interprété par le microprocesseur de l'ordinateur.</text:span></text:h>
      <text:h text:style-name="P5" text:outline-level="2"><text:span text:style-name="T12">Il consiste à représenter les combinaisons de bits employées en </text:span><text:span text:style-name="Strong"><text:span text:style-name="T14">langage binaire</text:span></text:span><text:span text:style-name="T12"> par des symboles faciles à retenir qui sont ensuite transcrits par un logiciel appelé assembleur en </text:span><text:span text:style-name="Strong"><text:span text:style-name="T14">langage machine</text:span></text:span><text:span text:style-name="T12">, puis exécutés par l'ordinateur.</text:span></text:h>
      <text:h text:style-name="P5" text:outline-level="2"><text:soft-page-break/><text:span text:style-name="T12">Contrairement à un langage de haut niveau (Java, C, C++), il y a une correspondance entre le code assembleur et le </text:span><text:span text:style-name="Strong"><text:span text:style-name="T14">langage machine</text:span></text:span><text:span text:style-name="T12">, ainsi il est possible de traduire le code dans les deux sens sans perte d'information.</text:span></text:h>
      <text:h text:style-name="P5" text:outline-level="2"><text:span text:style-name="T12">Chaque microprocesseur possède son propre </text:span><text:span text:style-name="Strong"><text:span text:style-name="T14">langage machine</text:span></text:span><text:span text:style-name="T12">, et par conséquent son propre </text:span><text:span text:style-name="Strong"><text:span text:style-name="T14">langage d'assemblage. </text:span></text:span><text:span text:style-name="Strong"><text:span text:style-name="T18">C’est un problème pour les informaticiens si bien que pour y remédier des </text:span></text:span><text:span text:style-name="Strong"><text:span text:style-name="T14">langages évolués (ou de haut niveau) </text:span></text:span><text:span text:style-name="Strong"><text:span text:style-name="T18">ont été créés pour qu’ils puissent fonctionner sur tous les processeurs, et toutes les plateformes (Windows, Linux, Mac Os).</text:span></text:span></text:h>
      <text:list xml:id="list200017666606103" text:continue-numbering="true" text:style-name="WWNum2">
        <text:list-item>
          <text:h text:style-name="P1" text:outline-level="2"><text:span text:style-name="T3">Langage dit « de haut niveau »</text:span></text:h>
        </text:list-item>
      </text:list>
      <text:h text:style-name="P5" text:outline-level="2"><text:span text:style-name="Strong"><text:span text:style-name="T14">Le langage évolué</text:span></text:span><text:span text:style-name="T12"> est un langage qui accomplit beaucoup pour un minimum de code et d'effort de programmation. <text:s/>Il y en a énormément tels que : Pascal, Java, C, C++, C#, Visual Basic, Python, PHP, JavaScript, Perl <text:s/>ect.</text:span></text:h>
      <text:h text:style-name="P5" text:outline-level="2"><text:span text:style-name="T12">Contrairement </text:span><text:span text:style-name="Strong"><text:span text:style-name="T14">au langage assembleur</text:span></text:span><text:span text:style-name="T12"> qui est très proche du </text:span><text:span text:style-name="Strong"><text:span text:style-name="T14">langage machine</text:span></text:span><text:span text:style-name="T12">, ils proposent des couches qui rendent le matériel abstrait. L'</text:span><text:span text:style-name="Strong"><text:span text:style-name="T14">assembleur</text:span></text:span><text:span text:style-name="T12"> ne se sert pas des structures évoluées comme les boucles (while, for) et les conditions (if, switch) alors que ces dernières font une partie intégrante dans les </text:span><text:span text:style-name="Strong"><text:span text:style-name="T14">langages évolués</text:span></text:span><text:span text:style-name="T12">.</text:span></text:h>
      <text:h text:style-name="P5" text:outline-level="2"><text:span text:style-name="T12">La famille des </text:span><text:span text:style-name="Strong"><text:span text:style-name="T14">langages évolués</text:span></text:span><text:span text:style-name="T12"> peut être divisée en deux grandes catégories :</text:span></text:h>
      <text:list xml:id="list2227860544" text:style-name="WWNum4">
        <text:list-item>
          <text:h text:style-name="P2" text:outline-level="2"><text:span text:style-name="T6">Langages de scripts</text:span></text:h>
        </text:list-item>
      </text:list>
      <text:h text:style-name="P6" text:outline-level="2"><text:span text:style-name="T12">Un script est une suite de commandes destinées à être exécutées dans leur ordre d'apparition ligne par ligne, instruction par instruction ce qui peut se traduire par une lenteur plus ou moins sensible.</text:span></text:h>
      <text:h text:style-name="P6" text:outline-level="2"><text:span text:style-name="T12">Les langages de scripts emploient aussi des variables, les structures de contrôle (boucles, conditions).</text:span></text:h>
      <text:h text:style-name="P6" text:outline-level="2"><text:span text:style-name="T12">Quelques exemples :</text:span></text:h>
      <text:h text:style-name="P6" text:outline-level="2"><text:span text:style-name="T17">JavaScript</text:span><text:span text:style-name="T12"> qui </text:span><text:span text:style-name="T8">est</text:span><text:span text:style-name="T9"> </text:span><text:span text:style-name="Strong"><text:span text:style-name="T10">un code permettant de programmer des </text:span></text:span><text:span text:style-name="Strong"><text:span text:style-name="T8">interfaces utilisateurs interactives</text:span></text:span><text:span text:style-name="Strong"><text:span text:style-name="T10"> utile pour programmer des sites web, améliorer les positions et l'indexation des pages dans les résultats des moteurs de recherche.</text:span></text:span></text:h>
      <text:h text:style-name="P6" text:outline-level="2"><text:span text:style-name="Strong"><text:span text:style-name="T8">PHP</text:span></text:span><text:span text:style-name="Strong"><text:span text:style-name="T10"> dont Le rôle principal <text:s/>est de développer une </text:span></text:span><text:span text:style-name="Strong"><text:span text:style-name="T8">meilleure communication entre la page web et le serveur</text:span></text:span><text:span text:style-name="T8">. Garant de la stabilité des pages, il est toutefois invisible côté client contrairement au JavaScript.</text:span></text:h>
      <text:list xml:id="list200018590271532" text:continue-numbering="true" text:style-name="WWNum4">
        <text:list-item>
          <text:h text:style-name="P2" text:outline-level="2"><text:soft-page-break/><text:span text:style-name="T6">Langages compilés (langages interprétés)</text:span></text:h>
        </text:list-item>
      </text:list>
      <text:h text:style-name="P6" text:outline-level="2"><text:span text:style-name="T12">Un langage compilé est un langage où toutes les instructions sont traduites en </text:span><text:span text:style-name="Strong"><text:span text:style-name="T14">code binaire</text:span></text:span><text:span text:style-name="T12"> avant d’être exécutées par un compilateur.</text:span></text:h>
      <text:h text:style-name="P6" text:outline-level="2"><text:span text:style-name="T12">Il est décodé puis exécuté instruction par instruction lors de l’exécution du programme ce qui se traduit par une plus grande rapidité d'exécution.</text:span></text:h>
      <text:h text:style-name="P6" text:outline-level="2"><text:span text:style-name="T12">Quelques exemples :</text:span></text:h>
      <text:h text:style-name="P6" text:outline-level="2"><text:span text:style-name="T12">Le </text:span><text:span text:style-name="T17">langage C </text:span><text:span text:style-name="T12">qui est un langage de programmation incontournable pour programmer un jeu vidéo par exemple ou encore une application Web sur Microsoft. Il a évolué avec l’apparition de nouveaux langages reprenant sa syntaxe comme le C++ et le C#.</text:span></text:h>
      <text:h text:style-name="P6" text:outline-level="2"><text:span text:style-name="T17">Python </text:span><text:span text:style-name="T12">est un langage multiplateformes qui permet une programmation orientée objet et est placé sous une licence libre employé en mathématiques, dans les milieux de la finance ou de la recherche scientifique …</text:span></text:h>
      <text:list xml:id="list200017197796171" text:continue-list="list200017666606103" text:style-name="WWNum2">
        <text:list-item>
          <text:h text:style-name="P1" text:outline-level="2"><text:span text:style-name="T3">Langage de balisage</text:span></text:h>
        </text:list-item>
      </text:list>
      <text:h text:style-name="P5" text:outline-level="2"><text:span text:style-name="T12">Un </text:span><text:span text:style-name="T17">langage de balisage</text:span><text:span text:style-name="T12"> repose sur ce qu'on appelle des </text:span><text:span text:style-name="T17">balises</text:span><text:span text:style-name="T12">, ces dernières sont des </text:span><text:span text:style-name="T17">étiquettes</text:span><text:span text:style-name="T12"> avec lesquelles on peut étiqueter des données (mots, texte etc.) pour leurs donner du sens (ceci est un paragraphe, ceci est un titre, citation etc.) qui peut être rendu visuel (italique, gras, couleur du texte etc.)et que l’on peut étiqueter ces données en les encadrant par ces balises.</text:span></text:h>
      <text:h text:style-name="P5" text:outline-level="2"><text:span text:style-name="T12">Il en existe plusieurs :</text:span></text:h>
      <text:h text:style-name="P5" text:outline-level="2"><text:span text:style-name="T17">HTML</text:span><text:span text:style-name="T12"> (HyperText Markup Language), </text:span><text:span text:style-name="T17">CSS </text:span><text:span text:style-name="T12">(Cascading Style Sheets), </text:span><text:span text:style-name="T17">XML</text:span><text:span text:style-name="T12">, </text:span><text:span text:style-name="T17">SGML</text:span><text:span text:style-name="T12">,</text:span><text:span text:style-name="T17"> XHTML</text:span><text:span text:style-name="T12"> (Xtensible HyperTextMarkup Language).</text:span></text:h>
      <text:list xml:id="list200018022552351" text:continue-numbering="true" text:style-name="WWNum2">
        <text:list-item>
          <text:h text:style-name="P1" text:outline-level="2"><text:span text:style-name="T3">Langage de requête</text:span></text:h>
        </text:list-item>
      </text:list>
      <text:h text:style-name="P5" text:outline-level="2"><text:span text:style-name="T12">Un langage de requête qualifie le plus souvent les langages propres aux bases de données, ils sont représentés notamment par le </text:span><text:span text:style-name="T17">SQL</text:span><text:span text:style-name="T12"> (Structured Query Language) en français </text:span><text:span text:style-name="Strong"><text:span text:style-name="T14">langage structuré de requêtes</text:span></text:span><text:span text:style-name="T12">, il permet tout simplement de gérer une base de données par exemple l'interroger, y insérer des données ou en supprimer d'autres, lui demander de faire ressortir des données selon des critères que je lui fixe.</text:span></text:h>
      <text:h text:style-name="P5" text:outline-level="2"><text:span text:style-name="T12">Vous venez désormais d’apprendre les types de langages informatiques </text:span><text:span text:style-name="T20">☺</text:span></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fr" style:country-asian="FR" style:font-weight-asian="bold" style:font-name-complex="Times New Roman1" style:font-family-complex="'Times New Roman'" style:font-family-generic-complex="system" style:font-pitch-complex="variable" style:font-size-complex="18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Titre_20_2_20_Car" style:display-name="Titre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fr" style:country-asian="FR" style:font-weight-asian="bold" style:font-name-complex="Times New Roman1" style:font-family-complex="'Times New Roman'" style:font-family-generic-complex="system" style:font-pitch-complex="variable" style:font-size-complex="18pt"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tyle="italic" style:font-style-asian="italic"/>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olan</meta:initial-creator>
    <meta:editing-cycles>3</meta:editing-cycles>
    <meta:creation-date>2022-01-17T17:57:00</meta:creation-date>
    <dc:date>2022-01-17T20:00:16.502722015</dc:date>
    <meta:editing-duration>PT57M11S</meta:editing-duration>
    <meta:generator>LibreOffice/6.4.7.2$Linux_X86_64 LibreOffice_project/40$Build-2</meta:generator>
    <meta:document-statistic meta:table-count="0" meta:image-count="0" meta:object-count="0" meta:page-count="3" meta:paragraph-count="39" meta:word-count="922" meta:character-count="5754" meta:non-whitespace-character-count="487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